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3539.440603" calcext:value-type="float">
            <text:p>83539.4406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2902.988148" calcext:value-type="float">
            <text:p>12902.988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88.89" calcext:value-type="float">
            <text:p>888.89</text:p>
          </table:table-cell>
          <table:table-cell office:value-type="float" office:value="8264.760542" calcext:value-type="float">
            <text:p>8264.7605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" calcext:value-type="float">
            <text:p>29.41</text:p>
          </table:table-cell>
          <table:table-cell office:value-type="float" office:value="7674.84506" calcext:value-type="float">
            <text:p>7674.84506</text:p>
          </table:table-cell>
        </table:table-row>
      </table:table>
      <table:table table:name="32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830033.711512" calcext:value-type="float">
            <text:p>830033.7115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182308.057405" calcext:value-type="float">
            <text:p>182308.057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0" calcext:value-type="float">
            <text:p>175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95210.685717" calcext:value-type="float">
            <text:p>95210.6857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8009.143509" calcext:value-type="float">
            <text:p>38009.1435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34362.714282" calcext:value-type="float">
            <text:p>34362.7142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82732.657134" calcext:value-type="float">
            <text:p>82732.65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452202.774396" calcext:value-type="float">
            <text:p>1452202.7743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333309.348594" calcext:value-type="float">
            <text:p>333309.34859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169338.9879" calcext:value-type="float">
            <text:p>169338.98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3099.678731" calcext:value-type="float">
            <text:p>63099.67873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551.194171" calcext:value-type="float">
            <text:p>46551.1941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6561.518468" calcext:value-type="float">
            <text:p>86561.518468</text:p>
          </table:table-cell>
        </table:table-row>
      </table:table>
      <table:table table:name="6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749590.338166" calcext:value-type="float">
            <text:p>1749590.33816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452880.622199" calcext:value-type="float">
            <text:p>452880.6221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69291.594885" calcext:value-type="float">
            <text:p>369291.59488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14215.911202" calcext:value-type="float">
            <text:p>114215.9112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56940.156019" calcext:value-type="float">
            <text:p>56940.15601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77.61" calcext:value-type="float">
            <text:p>477.61</text:p>
          </table:table-cell>
          <table:table-cell office:value-type="float" office:value="80193.31892" calcext:value-type="float">
            <text:p>80193.318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7]*2" office:value-type="float" office:value="64" calcext:value-type="float">
            <text:p>64</text:p>
          </table:table-cell>
          <table:table-cell table:formula="of:=[.C7]*2" office:value-type="float" office:value="216" calcext:value-type="float">
            <text:p>216</text:p>
          </table:table-cell>
          <table:table-cell table:formula="of:=[.D7]*2" office:value-type="float" office:value="2" calcext:value-type="float">
            <text:p>2</text:p>
          </table:table-cell>
          <table:table-cell table:formula="of:=[.E7]*2" office:value-type="float" office:value="128000" calcext:value-type="float">
            <text:p>128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9]" office:value-type="float" office:value="64" calcext:value-type="float">
            <text:p>64</text:p>
          </table:table-cell>
          <table:table-cell table:formula="of:=[.C9]" office:value-type="float" office:value="216" calcext:value-type="float">
            <text:p>216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0]" office:value-type="float" office:value="64" calcext:value-type="float">
            <text:p>64</text:p>
          </table:table-cell>
          <table:table-cell table:formula="of:=[.C10]" office:value-type="float" office:value="216" calcext:value-type="float">
            <text:p>216</text:p>
          </table:table-cell>
          <table:table-cell table:formula="of:=[.D10]" office:value-type="float" office:value="2" calcext:value-type="float">
            <text:p>2</text:p>
          </table:table-cell>
          <table:table-cell table:formula="of:=[.E10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1]" office:value-type="float" office:value="64" calcext:value-type="float">
            <text:p>64</text:p>
          </table:table-cell>
          <table:table-cell table:formula="of:=[.C11]" office:value-type="float" office:value="216" calcext:value-type="float">
            <text:p>216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128000" calcext:value-type="float">
            <text:p>12800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2]" office:value-type="float" office:value="64" calcext:value-type="float">
            <text:p>64</text:p>
          </table:table-cell>
          <table:table-cell table:formula="of:=[.C12]" office:value-type="float" office:value="216" calcext:value-type="float">
            <text:p>216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216" calcext:value-type="float">
            <text:p>216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*2" office:value-type="float" office:value="128" calcext:value-type="float">
            <text:p>128</text:p>
          </table:table-cell>
          <table:table-cell table:formula="of:=[.C14]*2" office:value-type="float" office:value="432" calcext:value-type="float">
            <text:p>432</text:p>
          </table:table-cell>
          <table:table-cell table:formula="of:=[.D14]*2" office:value-type="float" office:value="4" calcext:value-type="float">
            <text:p>4</text:p>
          </table:table-cell>
          <table:table-cell table:formula="of:=[.E14]*2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6000" calcext:value-type="float">
            <text:p>256000</text:p>
          </table:table-cell>
          <table:table-cell office:value-type="float" office:value="3484416.475361" calcext:value-type="float">
            <text:p>3484416.47536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840689.898896" calcext:value-type="float">
            <text:p>840689.898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413727.899271" calcext:value-type="float">
            <text:p>413727.8992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33143.512422" calcext:value-type="float">
            <text:p>133143.5124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38907.017348" calcext:value-type="float">
            <text:p>38907.0173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052.142244" calcext:value-type="float">
            <text:p>54052.14224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128" calcext:value-type="float">
            <text:p>128</text:p>
          </table:table-cell>
          <table:table-cell table:formula="of:=[.C21]" office:value-type="float" office:value="432" calcext:value-type="float">
            <text:p>432</text:p>
          </table:table-cell>
          <table:table-cell table:formula="of:=[.D21]" office:value-type="float" office:value="4" calcext:value-type="float">
            <text:p>4</text:p>
          </table:table-cell>
          <table:table-cell table:formula="of:=[.E21]" office:value-type="float" office:value="256000" calcext:value-type="float">
            <text:p>256000</text:p>
          </table:table-cell>
          <table:table-cell table:formula="of:=[.F21]*2" office:value-type="float" office:value="256" calcext:value-type="float">
            <text:p>256</text:p>
          </table:table-cell>
          <table:table-cell office:value-type="float" office:value="6561" calcext:value-type="float">
            <text:p>65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.02" calcext:value-type="float">
            <text:p>39.02</text:p>
          </table:table-cell>
          <table:table-cell office:value-type="float" office:value="1428550.577104" calcext:value-type="float">
            <text:p>1428550.577104</text:p>
          </table:table-cell>
        </table:table-row>
      </table:table>
      <table:table table:name="256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2272087.618687" calcext:value-type="float">
            <text:p>2272087.6186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1296161.738749" calcext:value-type="float">
            <text:p>1296161.7387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529.41" calcext:value-type="float">
            <text:p>7529.41</text:p>
          </table:table-cell>
          <table:table-cell office:value-type="float" office:value="843381.078022" calcext:value-type="float">
            <text:p>843381.0780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717592.157499" calcext:value-type="float">
            <text:p>717592.1574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8573.621185" calcext:value-type="float">
            <text:p>548573.6211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400" calcext:value-type="float">
            <text:p>384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278066.511896" calcext:value-type="float">
            <text:p>2278066.511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59219.89778" calcext:value-type="float">
            <text:p>1259219.8977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58.82" calcext:value-type="float">
            <text:p>15058.82</text:p>
          </table:table-cell>
          <table:table-cell office:value-type="float" office:value="888853.72267" calcext:value-type="float">
            <text:p>888853.7226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899791.937645" calcext:value-type="float">
            <text:p>899791.93764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588957.347822" calcext:value-type="float">
            <text:p>588957.3478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2]" office:value-type="float" office:value="128" calcext:value-type="float">
            <text:p>128</text:p>
          </table:table-cell>
          <table:table-cell table:formula="of:=2*[.C12]" office:value-type="float" office:value="432" calcext:value-type="float">
            <text:p>432</text:p>
          </table:table-cell>
          <table:table-cell table:formula="of:=2*[.D12]" office:value-type="float" office:value="4" calcext:value-type="float">
            <text:p>4</text:p>
          </table:table-cell>
          <table:table-cell table:formula="of:=2*[.E1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160804.508921" calcext:value-type="float">
            <text:p>1160804.50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" office:value-type="float" office:value="128" calcext:value-type="float">
            <text:p>128</text:p>
          </table:table-cell>
          <table:table-cell table:formula="of:=[.C14]" office:value-type="float" office:value="432" calcext:value-type="float">
            <text:p>432</text:p>
          </table:table-cell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117.65" calcext:value-type="float">
            <text:p>30117.65</text:p>
          </table:table-cell>
          <table:table-cell office:value-type="float" office:value="384102.438921" calcext:value-type="float">
            <text:p>384102.43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" office:value-type="float" office:value="128" calcext:value-type="float">
            <text:p>128</text:p>
          </table:table-cell>
          <table:table-cell table:formula="of:=[.C15]" office:value-type="float" office:value="432" calcext:value-type="float">
            <text:p>432</text:p>
          </table:table-cell>
          <table:table-cell table:formula="of:=[.D15]" office:value-type="float" office:value="4" calcext:value-type="float">
            <text:p>4</text:p>
          </table:table-cell>
          <table:table-cell table:formula="of:=[.E1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29711.597834" calcext:value-type="float">
            <text:p>429711.59783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238.349276" calcext:value-type="float">
            <text:p>329238.349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6:37:27.964099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7:30.802385892</meta:creation-date>
    <dc:date>2016-09-29T16:48:09.505172427</dc:date>
    <meta:editing-duration>PT4H10M36S</meta:editing-duration>
    <meta:editing-cycles>10</meta:editing-cycles>
    <meta:generator>LibreOffice/4.2.8.2$Linux_X86_64 LibreOffice_project/420m0$Build-2</meta:generator>
    <meta:document-statistic meta:table-count="4" meta:cell-count="577" meta:object-count="0"/>
  </office:meta>
</office:document-meta>
</file>